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" fo:font-size="15pt" fo:font-style="normal" fo:text-shadow="none" style:text-underline-style="none" fo:font-weight="bold" style:font-name-asian="メイリオ" style:font-size-asian="15pt" style:font-style-asian="normal" style:font-weight-asian="bold" style:font-size-complex="15pt" style:font-style-complex="normal" style:font-weight-complex="bold"/>
    </style:style>
    <style:style style:name="ce6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fill-color="#ffffff" draw:textarea-horizontal-align="justify" draw:textarea-vertical-align="middle" draw:auto-grow-height="false" fo:min-height="2.081cm" fo:min-width="4.967cm"/>
      <style:paragraph-properties fo:text-align="center"/>
    </style:style>
    <style:style style:name="gr2" style:family="graphic">
      <style:graphic-properties draw:textarea-horizontal-align="justify" draw:textarea-vertical-align="middle" draw:auto-grow-height="false" fo:min-height="0.585cm" fo:min-width="2.937cm"/>
      <style:paragraph-properties fo:text-align="center"/>
    </style:style>
    <style:style style:name="gr3" style:family="graphic">
      <style:graphic-properties draw:fill-color="#ffffff" draw:textarea-horizontal-align="justify" draw:textarea-vertical-align="middle" draw:auto-grow-height="false" fo:min-height="2.081cm" fo:min-width="6.215cm"/>
      <style:paragraph-properties fo:text-align="center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-color="#ffffff" draw:textarea-horizontal-align="justify" draw:textarea-vertical-align="middle" draw:auto-grow-height="false" fo:min-height="2.081cm" fo:min-width="7.872cm"/>
      <style:paragraph-properties fo:text-align="center"/>
    </style:style>
    <style:style style:name="gr6" style:family="graphic">
      <style:graphic-properties draw:fill-color="#ffffff" draw:textarea-horizontal-align="justify" draw:textarea-vertical-align="middle" draw:auto-grow-height="false" fo:min-height="2.081cm" fo:min-width="7.137cm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画面遷移図" table:style-name="ta1">
        <office:forms form:automatic-focus="false" form:apply-design-mode="false"/>
        <table:shapes>
          <draw:custom-shape draw:z-index="0" draw:name="シェイプ 1" draw:style-name="gr1" draw:text-style-name="P2" svg:width="4.967cm" svg:height="2.081cm" svg:x="0.733cm" svg:y="3.683cm">
            <text:p text:style-name="P1">ログイン画面</text:p>
            <draw:enhanced-geometry svg:viewBox="0 0 21600 21600" draw:type="rectangle" draw:enhanced-path="M 0 0 L 21600 0 21600 21600 0 21600 0 0 Z N"/>
          </draw:custom-shape>
          <draw:custom-shape draw:z-index="1" draw:name="シェイプ 2" draw:style-name="gr2" draw:text-style-name="P3" svg:width="3.665cm" svg:height="1.169cm" svg:x="5.808cm" svg:y="4.064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name="シェイプ 3" draw:style-name="gr1" draw:text-style-name="P2" svg:width="4.967cm" svg:height="2.081cm" svg:x="9.583cm" svg:y="3.693cm">
            <text:p text:style-name="P1">一覧表示画面</text:p>
            <draw:enhanced-geometry svg:viewBox="0 0 21600 21600" draw:type="rectangle" draw:enhanced-path="M 0 0 L 21600 0 21600 21600 0 21600 0 0 Z N"/>
          </draw:custom-shape>
          <draw:custom-shape draw:z-index="3" draw:name="シェイプ 5" draw:style-name="gr3" draw:text-style-name="P2" svg:width="6.215cm" svg:height="2.081cm" svg:x="18.541cm" svg:y="3.482cm">
            <text:p text:style-name="P1">タスク登録画面</text:p>
            <draw:enhanced-geometry svg:viewBox="0 0 21600 21600" draw:type="rectangle" draw:enhanced-path="M 0 0 L 21600 0 21600 21600 0 21600 0 0 Z N"/>
          </draw:custom-shape>
          <draw:custom-shape draw:z-index="4" draw:name="シェイプ 7" draw:style-name="gr1" draw:text-style-name="P2" svg:width="4.967cm" svg:height="2.081cm" svg:x="1.358cm" svg:y="8.421cm">
            <text:p text:style-name="P1">カレンダー画面</text:p>
            <draw:enhanced-geometry svg:viewBox="0 0 21600 21600" draw:type="rectangle" draw:enhanced-path="M 0 0 L 21600 0 21600 21600 0 21600 0 0 Z N"/>
          </draw:custom-shape>
          <draw:line draw:z-index="5" draw:name="線 1" draw:style-name="gr4" draw:text-style-name="P3" svg:x1="10.559cm" svg:y1="5.95cm" svg:x2="3.936cm" svg:y2="8.367cm">
            <text:p/>
          </draw:line>
          <draw:line draw:z-index="6" draw:name="線 3" draw:style-name="gr4" draw:text-style-name="P3" svg:x1="12.133cm" svg:y1="5.791cm" svg:x2="11.916cm" svg:y2="9.084cm">
            <text:p/>
          </draw:line>
          <draw:custom-shape draw:z-index="7" draw:name="シェイプ 8" draw:style-name="gr5" draw:text-style-name="P2" svg:width="7.872cm" svg:height="2.081cm" svg:x="8.089cm" svg:y="9.141cm">
            <text:p text:style-name="P1">完了したタスクを表示・表彰する画面</text:p>
            <draw:enhanced-geometry svg:viewBox="0 0 21600 21600" draw:type="rectangle" draw:enhanced-path="M 0 0 L 21600 0 21600 21600 0 21600 0 0 Z N"/>
          </draw:custom-shape>
          <draw:line draw:z-index="8" draw:name="線 4" draw:style-name="gr4" draw:text-style-name="P3" svg:x1="14.549cm" svg:y1="4.436cm" svg:x2="18.377cm" svg:y2="4.489cm">
            <text:p/>
          </draw:line>
          <draw:line draw:z-index="9" draw:name="線 5" draw:style-name="gr4" draw:text-style-name="P3" svg:x1="14.088cm" svg:y1="5.818cm" svg:x2="17.291cm" svg:y2="8.022cm">
            <text:p/>
          </draw:line>
          <draw:custom-shape draw:z-index="10" draw:name="シェイプ 4" draw:style-name="gr6" draw:text-style-name="P2" svg:width="7.137cm" svg:height="2.081cm" svg:x="25.381cm" svg:y="5.816cm">
            <text:p text:style-name="P1">タスク更新・削除・グループ化画面</text:p>
            <draw:enhanced-geometry svg:viewBox="0 0 21600 21600" draw:type="rectangle" draw:enhanced-path="M 0 0 L 21600 0 21600 21600 0 21600 0 0 Z N"/>
          </draw:custom-shape>
          <draw:custom-shape draw:z-index="11" draw:name="シェイプ 6" draw:style-name="gr3" draw:text-style-name="P2" svg:width="6.215cm" svg:height="2.081cm" svg:x="17.292cm" svg:y="6.96cm">
            <text:p text:style-name="P1">タスク詳細表示画面</text:p>
            <draw:enhanced-geometry svg:viewBox="0 0 21600 21600" draw:type="rectangle" draw:enhanced-path="M 0 0 L 21600 0 21600 21600 0 21600 0 0 Z N"/>
          </draw:custom-shape>
          <draw:line draw:z-index="12" draw:name="線 2" draw:style-name="gr4" draw:text-style-name="P3" svg:x1="14.521cm" svg:y1="5.312cm" svg:x2="25.352cm" svg:y2="7.143cm">
            <text:p/>
          </draw:line>
        </table:shapes>
        <table:table-column table:style-name="co1" table:number-columns-repeated="69" table:default-cell-style-name="ce3"/>
        <table:table-row table:style-name="ro1">
          <table:table-cell/>
          <table:table-cell table:style-name="ce2"/>
          <table:table-cell table:style-name="ce22" table:number-columns-repeated="2"/>
          <table:table-cell table:style-name="ce2" table:number-columns-repeated="2"/>
          <table:table-cell table:style-name="ce22" table:number-columns-repeated="6"/>
          <table:table-cell table:style-name="ce2" table:number-columns-repeated="5"/>
          <table:table-cell table:style-name="ce22" table:number-columns-repeated="7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24"/>
          <table:table-cell table:style-name="ce2" table:number-columns-repeated="2"/>
          <table:table-cell table:style-name="ce22" table:number-columns-repeated="2"/>
          <table:table-cell table:style-name="ce2"/>
          <table:table-cell table:style-name="ce22" table:number-columns-repeated="3"/>
          <table:table-cell table:style-name="ce2"/>
          <table:table-cell table:style-name="ce22" table:number-columns-repeated="3"/>
          <table:table-cell table:style-name="ce13"/>
          <table:table-cell table:style-name="ce22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5"/>
          <table:table-cell table:style-name="ce6" table:number-columns-spanned="33" table:number-rows-spanned="1"/>
          <table:covered-table-cell table:number-columns-repeated="32" table:style-name="ce14"/>
          <table:table-cell table:style-name="ce6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6"/>
          <table:table-cell table:style-name="ce6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6"/>
        </table:table-row>
        <table:table-row table:style-name="ro1">
          <table:table-cell/>
          <table:covered-table-cell table:number-columns-repeated="15" table:style-name="ce5"/>
          <table:table-cell table:style-name="ce14" office:value-type="string" calcext:value-type="string" table:number-columns-spanned="33" table:number-rows-spanned="3">
            <text:p>Todoリスト</text:p>
          </table:table-cell>
          <table:covered-table-cell table:number-columns-repeated="32" table:style-name="ce14"/>
          <table:table-cell table:style-name="ce15" office:value-type="string" calcext:value-type="string" table:number-columns-spanned="5" table:number-rows-spanned="3">
            <text:p>高田真季</text:p>
          </table:table-cell>
          <table:covered-table-cell table:number-columns-repeated="4" table:style-name="ce15"/>
          <table:table-cell table:style-name="ce1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5"/>
          <table:table-cell table:style-name="ce15" table:number-columns-spanned="5" table:number-rows-spanned="3"/>
          <table:covered-table-cell table:number-columns-repeated="4" table:style-name="ce15"/>
          <table:table-cell table:style-name="ce15" table:number-columns-spanned="5" table:number-rows-spanned="3"/>
          <table:covered-table-cell table:number-columns-repeated="4" table:style-name="ce1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4"/>
          <table:covered-table-cell table:number-columns-repeated="20" table:style-name="ce15"/>
        </table:table-row>
        <table:table-row table:style-name="ro1">
          <table:table-cell/>
          <table:covered-table-cell table:number-columns-repeated="15" table:style-name="ce5"/>
          <table:covered-table-cell table:number-columns-repeated="33" table:style-name="ce14"/>
          <table:covered-table-cell table:number-columns-repeated="20" table:style-name="ce15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画面遷移図</text:p>
          </table:table-cell>
          <table:covered-table-cell table:number-columns-repeated="67" table:style-name="ce6"/>
        </table:table-row>
        <table:table-row table:style-name="ro1" table:number-rows-repeated="29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>
          <table:table-cell/>
          <table:table-cell table:style-name="ce6" office:value-type="string" calcext:value-type="string" table:number-columns-spanned="68" table:number-rows-spanned="1">
            <text:p>備考</text:p>
          </table:table-cell>
          <table:covered-table-cell table:number-columns-repeated="67" table:style-name="ce6"/>
        </table:table-row>
        <table:table-row table:style-name="ro1">
          <table:table-cell/>
          <table:table-cell table:style-name="ce18"/>
          <table:table-cell table:style-name="ce24" table:number-columns-repeated="66"/>
          <table:table-cell table:style-name="ce30"/>
        </table:table-row>
        <table:table-row table:style-name="ro1" table:number-rows-repeated="8">
          <table:table-cell/>
          <table:table-cell table:style-name="ce19"/>
          <table:table-cell table:number-columns-repeated="66"/>
          <table:table-cell table:style-name="ce28"/>
        </table:table-row>
        <table:table-row table:style-name="ro1">
          <table:table-cell/>
          <table:table-cell table:style-name="ce20"/>
          <table:table-cell table:style-name="ce23" table:number-columns-repeated="66"/>
          <table:table-cell table:style-name="ce29"/>
        </table:table-row>
        <table:table-row table:style-name="ro1" table:number-rows-repeated="1048528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7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7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7P0"/>
    </number:number-style>
    <number:number-style style:name="N10118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8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8P0"/>
    </number:number-style>
    <number:date-style style:name="N10119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20" number:language="ja" number:country="JP">
      <number:day number:style="long"/>
      <number:text>-</number:text>
      <number:month number:textual="true"/>
    </number:date-style>
    <number:date-style style:name="N10121" number:language="ja" number:country="JP">
      <number:month number:textual="true"/>
      <number:text>-</number:text>
      <number:year/>
    </number:dat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画面遷移図" style:display-name="PageStyle_画面遷移図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3T13:47:50.040000000</dc:date>
    <meta:editing-cycles>22</meta:editing-cycles>
    <meta:editing-duration>PT1H3M33S</meta:editing-duration>
    <meta:generator>LibreOffice/7.3.5.2$Windows_X86_64 LibreOffice_project/184fe81b8c8c30d8b5082578aee2fed2ea847c01</meta:generator>
    <meta:document-statistic meta:table-count="1" meta:cell-count="10" meta:object-count="13"/>
  </office:meta>
</office:document-meta>
</file>